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FC000006C14460E6C4370ABD65.png" manifest:media-type="image/png"/>
  <manifest:file-entry manifest:full-path="Pictures/1000000000000350000000750C0BDEC5DE7E2E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22cm" svg:height="2.54cm" svg:x="1.31cm" svg:y="10.525cm">
          <draw:image xlink:href="Pictures/1000000000000350000000750C0BDEC5DE7E2E4A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8.828cm" svg:x="1.317cm" svg:y="1.697cm">
          <draw:image xlink:href="Pictures/1000000100000EFC000006C14460E6C4370ABD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832cm" fo:margin-right="0.41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8T14:44:57.511882526</meta:creation-date>
    <dc:date>2024-04-18T14:49:09.341312917</dc:date>
    <meta:editing-duration>PT4M12S</meta:editing-duration>
    <meta:editing-cycles>1</meta:editing-cycles>
    <meta:document-statistic meta:object-count="2"/>
    <meta:generator>LibreOffice/7.3.7.2$Linux_X86_64 LibreOffice_project/30$Build-2</meta:generator>
  </office:meta>
</office:document-meta>
</file>